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1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 style:parent-style-name="Default">
      <style:graphic-properties draw:stroke="solid" draw:marker-end="Arrow" draw:marker-end-width="0.2cm" draw:textarea-horizontal-align="center" draw:textarea-vertical-align="middle" loext:decorative="false"/>
      <style:paragraph-properties fo:text-align="center"/>
    </style:style>
    <style:style style:name="gr2" style:family="graphic" style:parent-style-name="Default">
      <style:graphic-properties draw:stroke="solid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line draw:z-index="0" draw:name="Линия 1" draw:style-name="gr1" draw:text-style-name="P1" svg:x1="1.921cm" svg:y1="0.637cm" svg:x2="10.428cm" svg:y2="1.089cm">
            <text:p/>
          </draw:line>
          <draw:line draw:z-index="1" draw:name="Линия 3" draw:style-name="gr2" draw:text-style-name="P1" svg:x1="10.761cm" svg:y1="9.723cm" svg:x2="10.652cm" svg:y2="9.696cm">
            <text:p/>
          </draw:line>
          <draw:line draw:z-index="2" draw:name="Линия 2" draw:style-name="gr1" draw:text-style-name="P1" svg:x1="1.564cm" svg:y1="4.303cm" svg:x2="1.043cm" svg:y2="1.089cm">
            <text:p/>
          </draw:line>
          <draw:line draw:z-index="3" draw:name="Линия 4" draw:style-name="gr1" draw:text-style-name="P1" svg:x1="1.866cm" svg:y1="0.637cm" svg:x2="10.702cm" svg:y2="4.755cm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1" table:default-cell-style-name="ce4"/>
        <table:table-column table:style-name="co4" table:default-cell-style-name="ce2"/>
        <table:table-column table:style-name="co3" table:default-cell-style-name="ce6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Goods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3" office:value-type="string" calcext:value-type="string">
            <text:p>Table</text:p>
          </table:table-cell>
          <table:table-cell table:style-name="ce1" office:value-type="string" calcext:value-type="string">
            <text:p>Activity</text:p>
          </table:table-cell>
          <table:table-cell table:style-name="ce5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S_INTEGER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ID_goods_group</text:p>
          </table:table-cell>
          <table:table-cell office:value-type="string" calcext:value-type="string">
            <text:p>PLS_INTEGER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ID_goods</text:p>
          </table:table-cell>
          <table:table-cell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2</text:p>
          </table:table-cell>
          <table:table-cell table:number-columns-repeated="2"/>
          <table:table-cell office:value-type="string" calcext:value-type="string">
            <text:p>status(IN/OUT)</text:p>
          </table:table-cell>
          <table:table-cell office:value-type="string" calcext:value-type="string">
            <text:p>VARCHAR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ion_date</text:p>
          </table:table-cell>
          <table:table-cell office:value-type="string" calcext:value-type="string">
            <text:p>DATE</text:p>
          </table:table-cell>
          <table:table-cell/>
          <table:table-cell table:style-name="Default"/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date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creation_date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update_date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One-to-many</text:p>
          </table:table-cell>
          <table:table-cell table:style-name="Default"/>
          <table:table-cell table:number-columns-repeated="2"/>
          <table:table-cell office:value-type="string" calcext:value-type="string">
            <text:p>created_by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office:value-type="string" calcext:value-type="string">
            <text:p>One-to-many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Goods group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S_INTEGER</text:p>
          </table:table-cell>
          <table:table-cell/>
          <table:table-cell table:style-name="ce2"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table:style-name="ce2"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2</text:p>
          </table:table-cell>
          <table:table-cell/>
          <table:table-cell table:style-name="ce2" office:value-type="string" calcext:value-type="string">
            <text:p>FK</text:p>
          </table:table-cell>
          <table:table-cell office:value-type="string" calcext:value-type="string">
            <text:p>ID_goods</text:p>
          </table:table-cell>
          <table:table-cell table:style-name="ce2" office:value-type="string" calcext:value-type="string">
            <text:p>PLS_INTE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ion_date</text:p>
          </table:table-cell>
          <table:table-cell office:value-type="string" calcext:value-type="string">
            <text:p>DATE</text:p>
          </table:table-cell>
          <table:table-cell/>
          <table:table-cell table:style-name="ce2"/>
          <table:table-cell office:value-type="string" calcext:value-type="string">
            <text:p>price</text:p>
          </table:table-cell>
          <table:table-cell table:style-name="ce2" office:value-type="string" calcext:value-type="string">
            <text:p>NUMB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date_date</text:p>
          </table:table-cell>
          <table:table-cell office:value-type="string" calcext:value-type="string">
            <text:p>DATE</text:p>
          </table:table-cell>
          <table:table-cell/>
          <table:table-cell table:style-name="ce2"/>
          <table:table-cell office:value-type="string" calcext:value-type="string">
            <text:p>date_from</text:p>
          </table:table-cell>
          <table:table-cell table:style-name="ce2"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DATE</text:p>
          </table:table-cell>
          <table:table-cell/>
          <table:table-cell table:style-name="ce2"/>
          <table:table-cell office:value-type="string" calcext:value-type="string">
            <text:p>date_to</text:p>
          </table:table-cell>
          <table:table-cell table:style-name="ce2"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office:value-type="string" calcext:value-type="string">
            <text:p>One-to-many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.00.0000</text:date>, <text:time style:data-style-name="N2" text:time-value="18:06:57.30856166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4T20:49:30.105722240</meta:creation-date>
    <meta:generator>LibreOffice/25.8.4.2$Linux_X86_64 LibreOffice_project/0366609b1de41a39e1896ae41e33c673f2a73802</meta:generator>
    <dc:date>2026-01-28T18:13:26.810306348</dc:date>
    <meta:editing-duration>PT47M23S</meta:editing-duration>
    <meta:editing-cycles>9</meta:editing-cycles>
    <meta:document-statistic meta:table-count="1" meta:cell-count="68" meta:object-count="4"/>
  </office:meta>
</office:document-meta>
</file>